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c2e" officeooo:paragraph-rsid="0006c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1:18:22.692571186</meta:creation-date>
    <dc:date>2015-09-14T21:19:13.062239286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